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is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94">
            <text:p>294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77">
            <text:p>177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58">
            <text:p>758</text:p>
          </table:table-cell>
          <table:table-cell table:style-name="ce23" office:value-type="float" office:value="35">
            <text:p>3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34">
            <text:p>13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91">
            <text:p>191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37">
            <text:p>237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822">
            <text:p>822</text:p>
          </table:table-cell>
          <table:table-cell table:style-name="ce23" office:value-type="float" office:value="63">
            <text:p>6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472">
            <text:p>1472</text:p>
          </table:table-cell>
          <table:table-cell table:style-name="ce23" office:value-type="float" office:value="74">
            <text:p>7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230">
            <text:p>2230</text:p>
          </table:table-cell>
          <table:table-cell table:style-name="ce23" office:value-type="float" office:value="109">
            <text:p>109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